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normal" style:text-underline-style="none" fo:font-weight="normal" officeooo:rsid="00213f65" officeooo:paragraph-rsid="00213f65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style="normal" style:text-underline-style="none" fo:font-weight="normal" officeooo:rsid="0023a22a" officeooo:paragraph-rsid="0023a22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0f69cd" officeooo:paragraph-rsid="002524c3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0075d" officeooo:paragraph-rsid="002524c3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f8862" officeooo:paragraph-rsid="002524c3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138977" officeooo:paragraph-rsid="002524c3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14fa0f" officeooo:paragraph-rsid="002524c3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officeooo:rsid="000f69cd" officeooo:paragraph-rsid="002524c3"/>
    </style:style>
    <style:style style:name="P9" style:family="paragraph" style:parent-style-name="Standard">
      <style:paragraph-properties fo:text-align="center" style:justify-single-word="false"/>
      <style:text-properties fo:font-size="78pt" fo:font-style="italic" style:text-underline-style="none" fo:font-weight="normal" officeooo:rsid="00213f65" officeooo:paragraph-rsid="00213f6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 fo:font-size="48pt" fo:font-style="normal" style:text-underline-style="none" fo:font-weight="normal" officeooo:rsid="00213f65" officeooo:paragraph-rsid="00213f6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" fo:font-size="36pt" fo:font-weight="bold" officeooo:rsid="000f69cd" officeooo:paragraph-rsid="002524c3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8pt" fo:font-style="normal" style:text-underline-style="none" fo:font-weight="normal" officeooo:rsid="0023044c" officeooo:paragraph-rsid="0023044c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8pt" fo:font-style="normal" style:text-underline-style="none" fo:font-weight="normal" officeooo:rsid="0023a22a" officeooo:paragraph-rsid="0023a22a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8pt" fo:font-style="normal" style:text-underline-style="none" fo:font-weight="normal" officeooo:rsid="002f4b00" officeooo:paragraph-rsid="002f4b00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" fo:font-size="12pt" officeooo:rsid="0010075d" officeooo:paragraph-rsid="002524c3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" fo:font-size="12pt" officeooo:rsid="000f8862" officeooo:paragraph-rsid="002524c3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Arial" fo:font-size="12pt" officeooo:rsid="00138977" officeooo:paragraph-rsid="002524c3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158444" officeooo:paragraph-rsid="002524c3" style:font-style-asian="normal" style:font-weight-asian="normal" style:font-style-complex="normal" style:font-weight-complex="normal"/>
    </style:style>
    <style:style style:name="T1" style:family="text">
      <style:text-properties officeooo:rsid="0023a22a"/>
    </style:style>
    <style:style style:name="T2" style:family="text">
      <style:text-properties officeooo:rsid="000f8862"/>
    </style:style>
    <style:style style:name="T3" style:family="text">
      <style:text-properties officeooo:rsid="0010075d"/>
    </style:style>
    <style:style style:name="T4" style:family="text">
      <style:text-properties officeooo:rsid="002a0348"/>
    </style:style>
    <style:style style:name="T5" style:family="text">
      <style:text-properties officeooo:rsid="002bd746"/>
    </style:style>
    <style:style style:name="T6" style:family="text">
      <style:text-properties officeooo:rsid="002d76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rick@</text:p>
      <text:p text:style-name="P1">Goals &amp; <text:span text:style-name="T5">Survey</text:span></text:p>
      <text:p text:style-name="P1"/>
      <text:p text:style-name="P10">Goals</text:p>
      <text:list xml:id="list4746368977965116658" text:style-name="L1">
        <text:list-item>
          <text:p text:style-name="P12">Gather at-least 50 teams’ details build basic database model</text:p>
        </text:list-item>
        <text:list-item>
          <text:p text:style-name="P13"><text:span text:style-name="T4">Analyze &amp; Finalize</text:span> a Business Model.</text:p>
        </text:list-item>
        <text:list-item>
          <text:p text:style-name="P12">Design basic model of website <text:span text:style-name="T4">using necessary tools</text:span>, <text:span text:style-name="T1">to show how it works.</text:span></text:p>
        </text:list-item>
        <text:list-item>
          <text:p text:style-name="P13">Develop fully functioning website &amp; Design Database </text:p>
        </text:list-item>
        <text:list-item>
          <text:p text:style-name="P13">Host website on paid server to test it, if it runs successfully, start working on Cross-platform Mobile version for this website.</text:p>
        </text:list-item>
        <text:list-item>
          <text:p text:style-name="P14">Organize and conduct a promotional event with a considerable prize money.</text:p>
        </text:list-item>
      </text:list>
      <text:p text:style-name="P2"/>
      <text:p text:style-name="P11">Survey <text:span text:style-name="T6">Questions for Proposed Solution</text:span></text:p>
      <text:p text:style-name="P8"/>
      <text:p text:style-name="P3">This document contains collection of questions and answers asked towards different people with/without technical background, <text:span text:style-name="T2">to validate </text:span>the proposed website, <text:span text:style-name="T2">from a outside perspective</text:span>, <text:span text:style-name="T2">and its positive &amp; negative impact on street cricket sport, and in society. After they were presented with the basic idea of Problem &amp; Solution. These questions were asked to each of them</text:span></text:p>
      <text:p text:style-name="P3"/>
      <text:list xml:id="list7789949975934904347" text:style-name="L2">
        <text:list-item>
          <text:p text:style-name="P15">What do you think of Street Cricket ?</text:p>
        </text:list-item>
      </text:list>
      <text:p text:style-name="P4"/>
      <text:list xml:id="list162638885038552" text:continue-numbering="true" text:style-name="L2">
        <text:list-item>
          <text:p text:style-name="P16">What do you think about proposed application ? <text:span text:style-name="T3">Give us a brief opinion.</text:span></text:p>
        </text:list-item>
      </text:list>
      <text:p text:style-name="P5"/>
      <text:list xml:id="list162638150830517" text:continue-numbering="true" text:style-name="L2">
        <text:list-item>
          <text:p text:style-name="P16">Do you think people will be willing to use it firsthand ?</text:p>
        </text:list-item>
      </text:list>
      <text:p text:style-name="P5"/>
      <text:list xml:id="list162639506236328" text:continue-numbering="true" text:style-name="L2">
        <text:list-item>
          <text:p text:style-name="P15">What do you consider as the positive things about this application ?</text:p>
        </text:list-item>
      </text:list>
      <text:p text:style-name="P4"/>
      <text:list xml:id="list162639692574155" text:continue-numbering="true" text:style-name="L2">
        <text:list-item>
          <text:p text:style-name="P15">Is it possible that this proposed solution may produce negative outcomes for its users ? If your answer is yes, please state the reason briefly.</text:p>
        </text:list-item>
      </text:list>
      <text:p text:style-name="P4"/>
      <text:list xml:id="list162638730341815" text:continue-numbering="true" text:style-name="L2">
        <text:list-item>
          <text:p text:style-name="P17">In a future version of this web application, we’d like to use the location sharing services for sharing your current location so that people can easily come &amp; play wherever you are, do you think that this is a invasion of privacy for you personally ?</text:p>
        </text:list-item>
      </text:list>
      <text:p text:style-name="P6"/>
      <text:list xml:id="list162638686293722" text:continue-numbering="true" text:style-name="L2">
        <text:list-item>
          <text:p text:style-name="P17">As users use this applications, there may occur instances of fraudulent information sharing, incorrect and/or inaccurate data submissions regarding team status/ match status, what do you think is solution to prevent these frauds/ inaccuracies ?</text:p>
        </text:list-item>
      </text:list>
      <text:p text:style-name="P7"/>
      <text:list xml:id="list162639504376091" text:continue-numbering="true" text:style-name="L2">
        <text:list-item>
          <text:p text:style-name="P18">If you like to add any extra features to this website, please mention it below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23:11:41.603794047</meta:creation-date>
    <dc:date>2018-08-12T16:26:37.881363512</dc:date>
    <meta:editing-duration>PT5H54M53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3" meta:paragraph-count="19" meta:word-count="315" meta:character-count="1840" meta:non-whitespace-character-count="1557"/>
  </office:meta>
</office:document-meta>
</file>